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03ebf0" officeooo:paragraph-rsid="0003ebf0"/>
    </style:style>
    <style:style style:name="P2" style:family="paragraph" style:parent-style-name="Standard">
      <style:text-properties fo:language="zxx" fo:country="none" officeooo:rsid="0003ebf0" officeooo:paragraph-rsid="0003ebf0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3ebf0" officeooo:paragraph-rsid="00075a49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75a49" officeooo:paragraph-rsid="00075a49" style:language-asian="zxx" style:country-asian="none" style:language-complex="zxx" style:country-complex="none"/>
    </style:style>
    <style:style style:name="P5" style:family="paragraph" style:parent-style-name="Standard">
      <style:text-properties style:text-underline-style="none" officeooo:rsid="0003ebf0" officeooo:paragraph-rsid="0003ebf0"/>
    </style:style>
    <style:style style:name="P6" style:family="paragraph" style:parent-style-name="Standard">
      <style:text-properties style:text-underline-style="none" officeooo:rsid="000a4a48" officeooo:paragraph-rsid="0003ebf0"/>
    </style:style>
    <style:style style:name="P7" style:family="paragraph" style:parent-style-name="Table_20_Contents">
      <style:text-properties officeooo:rsid="00074f73" officeooo:paragraph-rsid="00074f73"/>
    </style:style>
    <style:style style:name="P8" style:family="paragraph" style:parent-style-name="Table_20_Contents">
      <style:text-properties officeooo:rsid="00075a49" officeooo:paragraph-rsid="00075a49"/>
    </style:style>
    <style:style style:name="P9" style:family="paragraph" style:parent-style-name="Table_20_Contents">
      <style:text-properties officeooo:rsid="000a2fa8" officeooo:paragraph-rsid="000a2fa8"/>
    </style:style>
    <style:style style:name="P10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Table_20_Contents">
      <style:text-properties fo:language="zxx" fo:country="none" officeooo:rsid="0005beb0" officeooo:paragraph-rsid="0005beb0" style:language-asian="zxx" style:country-asian="none" style:language-complex="zxx" style:country-complex="none"/>
    </style:style>
    <style:style style:name="P12" style:family="paragraph" style:parent-style-name="Table_20_Contents">
      <style:text-properties fo:language="zxx" fo:country="none" officeooo:rsid="00075a49" officeooo:paragraph-rsid="00075a49" style:language-asian="zxx" style:country-asian="none" style:language-complex="zxx" style:country-complex="none"/>
    </style:style>
    <style:style style:name="P13" style:family="paragraph" style:parent-style-name="Table_20_Contents">
      <style:text-properties fo:language="zxx" fo:country="none" officeooo:rsid="000a2fa8" officeooo:paragraph-rsid="000a2fa8" style:language-asian="zxx" style:country-asian="none" style:language-complex="zxx" style:country-complex="none"/>
    </style:style>
    <style:style style:name="P14" style:family="paragraph" style:parent-style-name="Table_20_Contents">
      <style:text-properties fo:language="zxx" fo:country="none" officeooo:paragraph-rsid="000a2fa8" style:language-asian="zxx" style:country-asian="none" style:language-complex="zxx" style:country-complex="none"/>
    </style:style>
    <style:style style:name="T1" style:family="text">
      <style:text-properties officeooo:rsid="00075a49"/>
    </style:style>
    <style:style style:name="T2" style:family="text">
      <style:text-properties officeooo:rsid="0008c7b6"/>
    </style:style>
    <style:style style:name="T3" style:family="text">
      <style:text-properties officeooo:rsid="000a2f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rogramación 2 trimestre</text:p>
      <text:p text:style-name="P1"/>
      <table:table table:name="Tabla1" table:style-name="Tabla1">
        <table:table-column table:style-name="Tabla1.A" table:number-columns-repeated="2"/>
        <table:table-row table:style-name="TableLine1477450111040">
          <table:table-cell table:style-name="Tabla1.A1" office:value-type="string">
            <text:p text:style-name="P2">private String marca; </text:p>
          </table:table-cell>
          <table:table-cell table:style-name="Tabla1.B1" office:value-type="string">
            <text:p text:style-name="P1">crea el atributivo marca</text:p>
          </table:table-cell>
        </table:table-row>
        <table:table-row table:style-name="TableLine1477450111040">
          <table:table-cell table:style-name="Tabla1.A6" office:value-type="string">
            <text:p text:style-name="P11">Private list&lt;Coche&gt; coches</text:p>
          </table:table-cell>
          <table:table-cell table:style-name="Tabla1.B2" office:value-type="string">
            <text:p text:style-name="P7">Crear lista de coches</text:p>
          </table:table-cell>
        </table:table-row>
        <table:table-row table:style-name="TableLine1477450111040">
          <table:table-cell table:style-name="Tabla1.A6" office:value-type="string">
            <text:p text:style-name="P3">private String <text:span text:style-name="T1">hola(){</text:span></text:p>
            <text:p text:style-name="P3"/>
            <text:p text:style-name="P4">return hola</text:p>
            <text:p text:style-name="P3"/>
            <text:p text:style-name="P3"><text:span text:style-name="T1">}</text:span></text:p>
          </table:table-cell>
          <table:table-cell table:style-name="Tabla1.B2" office:value-type="string">
            <text:p text:style-name="P8">Crear métodos</text:p>
          </table:table-cell>
        </table:table-row>
        <table:table-row table:style-name="TableLine1477450111040">
          <table:table-cell table:style-name="Tabla1.A6" office:value-type="string">
            <text:p text:style-name="P12">Coche.hola(coche1);</text:p>
          </table:table-cell>
          <table:table-cell table:style-name="Tabla1.B2" office:value-type="string">
            <text:p text:style-name="P8">Llamar a un método <text:span text:style-name="T2">desde main.</text:span></text:p>
          </table:table-cell>
        </table:table-row>
        <table:table-row table:style-name="TableLine1477450111040">
          <table:table-cell table:style-name="Tabla1.A6" office:value-type="string">
            <text:p text:style-name="P13">Public Coche(String marca){</text:p>
            <text:p text:style-name="P13"/>
            <text:p text:style-name="P13">this.marca =marca;</text:p>
            <text:p text:style-name="P13"/>
            <text:p text:style-name="P14"><text:span text:style-name="T3">}</text:span></text:p>
          </table:table-cell>
          <table:table-cell table:style-name="Tabla1.B2" office:value-type="string">
            <text:p text:style-name="P9">Crear constructores.</text:p>
          </table:table-cell>
        </table:table-row>
        <table:table-row table:style-name="TableLine1477450111040">
          <table:table-cell table:style-name="Tabla1.A6" office:value-type="string">
            <text:p text:style-name="P10"/>
          </table:table-cell>
          <table:table-cell table:style-name="Tabla1.B2" office:value-type="string">
            <text:p text:style-name="Table_20_Contents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08:36:12.551000000</meta:creation-date>
    <dc:date>2024-01-09T09:16:01.112000000</dc:date>
    <meta:editing-duration>PT29M38S</meta:editing-duration>
    <meta:editing-cycles>6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15" meta:word-count="40" meta:character-count="279" meta:non-whitespace-character-count="253"/>
  </office:meta>
</office:document-meta>
</file>